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CE0000015AE481392423A5BE5C.eps" manifest:media-type="image/x-eps"/>
  <manifest:file-entry manifest:full-path="Pictures/20000002000001CE0000015ACDF22B24733EC6A3.eps" manifest:media-type="image/x-eps"/>
  <manifest:file-entry manifest:full-path="Pictures/1000020000000268000001CD5154DCA2621E5587.png" manifest:media-type="image/png"/>
  <manifest:file-entry manifest:full-path="Pictures/1000020000000268000001CD037723E53523F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45cm" fo:min-width="0.919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2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45cm" fo:min-width="0.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fo:background-color="#000000"/>
    </style:style>
    <style:style style:name="P4" style:family="paragraph">
      <loext:graphic-properties draw:fill="none" draw:fill-color="#ffffff"/>
      <style:text-properties fo:color="#000000" fo:background-color="#000000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 fo:background-color="transparent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97cm" svg:height="12.205cm" svg:x="15.703cm" svg:y="-0.005cm">
          <draw:image xlink:href="Pictures/20000002000001CE0000015ACDF22B24733EC6A3.eps" xlink:type="simple" xlink:show="embed" xlink:actuate="onLoad" loext:mime-type="image/x-svm">
            <text:p/>
          </draw:image>
          <draw:image xlink:href="Pictures/1000020000000268000001CD037723E53523FB4B.png" xlink:type="simple" xlink:show="embed" xlink:actuate="onLoad" loext:mime-type="image/png"/>
        </draw:frame>
        <draw:frame draw:style-name="gr1" draw:text-style-name="P1" draw:layer="layout" svg:width="16.297cm" svg:height="12.205cm" svg:x="0cm" svg:y="0cm">
          <draw:image xlink:href="Pictures/20000002000001CE0000015AE481392423A5BE5C.eps" xlink:type="simple" xlink:show="embed" xlink:actuate="onLoad" loext:mime-type="image/x-svm">
            <text:p/>
          </draw:image>
          <draw:image xlink:href="Pictures/1000020000000268000001CD5154DCA2621E5587.png" xlink:type="simple" xlink:show="embed" xlink:actuate="onLoad" loext:mime-type="image/png"/>
        </draw:frame>
        <draw:custom-shape draw:style-name="gr2" draw:text-style-name="P2" draw:layer="layout" svg:width="2.2cm" svg:height="1.5cm" svg:x="14.9cm" svg:y="5.4cm">
          <text:p/>
          <draw:enhanced-geometry svg:viewBox="0 0 21600 21600" draw:text-areas="0 ?f0 ?f5 ?f2" draw:mirror-horizontal="false" draw:mirror-vertical="false" draw:type="right-arrow" draw:modifiers="9254.33893684689 5001.22154358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62cm" svg:x="9.068cm" svg:y="12.136cm">
          <draw:text-box>
            <text:p text:style-name="P3"><text:span text:style-name="T1">non-parallel</text:span></text:p>
          </draw:text-box>
        </draw:frame>
        <draw:custom-shape draw:style-name="gr4" draw:text-style-name="P5" draw:layer="layout" svg:width="0.7cm" svg:height="0.7cm" svg:x="8.4cm" svg:y="12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cm" svg:height="0.962cm" svg:x="13.636cm" svg:y="12.138cm">
          <draw:text-box>
            <text:p text:style-name="P3"><text:span text:style-name="T1">parallel (OpenMP)</text:span></text:p>
          </draw:text-box>
        </draw:frame>
        <draw:custom-shape draw:style-name="gr6" draw:text-style-name="P6" draw:layer="layout" svg:width="0.7cm" svg:height="0.7cm" svg:x="12.9cm" svg:y="1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cm" svg:height="0.7cm" svg:x="19.2cm" svg:y="12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cm" svg:height="0.962cm" svg:x="19.9cm" svg:y="12.138cm">
          <draw:text-box>
            <text:p text:style-name="P3"><text:span text:style-name="T1">parallel (ICC)</text:span></text:p>
          </draw:text-box>
        </draw:frame>
        <draw:frame draw:style-name="gr8" draw:text-style-name="P9" draw:layer="layout" svg:width="32cm" svg:height="1.4cm" svg:x="0cm" svg:y="0cm">
          <draw:text-box>
            <text:p text:style-name="P8"><text:span text:style-name="T2">Loop Rankings: runtime order vs. product or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2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11:40:41.094549630</meta:creation-date>
    <dc:date>2019-06-07T11:55:39.730934812</dc:date>
    <meta:editing-duration>PT3M37S</meta:editing-duration>
    <meta:editing-cycles>2</meta:editing-cycles>
    <meta:generator>LibreOffice/6.1.4.2$Linux_X86_64 LibreOffice_project/10$Build-2</meta:generator>
    <meta:document-statistic meta:object-count="10"/>
  </office:meta>
</office:document-meta>
</file>